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text-align="justify" style:justify-single-word="false"/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3" style:family="paragraph" style:parent-style-name="Standard">
      <style:text-properties style:font-name="Times New Roman" fo:language="en" fo:country="GB" style:language-asian="fr" style:country-asian="FR" style:font-name-complex="Times New Roman1" style:font-size-complex="11pt"/>
    </style:style>
    <style:style style:name="P4" style:family="paragraph" style:parent-style-name="Standard">
      <style:text-properties style:font-name="Times New Roman" style:language-asian="fr" style:country-asian="FR" style:font-name-complex="Times New Roman1" style:font-size-complex="11pt"/>
    </style:style>
    <style:style style:name="P5" style:family="paragraph" style:parent-style-name="Text_20_body">
      <style:paragraph-properties fo:text-align="start" style:justify-single-word="false"/>
    </style:style>
    <style:style style:name="T1" style:family="text">
      <style:text-properties style:font-name="Times New Roman" style:language-asian="fr" style:country-asian="FR" style:font-name-complex="Times New Roman1" style:font-size-complex="11pt"/>
    </style:style>
    <style:style style:name="T2" style:family="text">
      <style:text-properties style:font-name="Times New Roman" fo:font-style="italic" style:language-asian="fr" style:country-asian="FR" style:font-style-asian="italic" style:font-name-complex="Times New Roman1" style:font-size-complex="11pt"/>
    </style:style>
    <style:style style:name="T3" style:family="text">
      <style:text-properties style:font-name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pyeditor : Mathilde Nicolas. </text:p>
      <text:p text:style-name="P3">Creator: Renaudot, Théophraste (1586-1653). </text:p>
      <text:p text:style-name="P4">Title: Recueil des gazettes nouvelles, ordinaires et extraordinaires. Relations et récits des choses avenues tant en ce royaume qu'ailleurs, pendant l'année mil six cent soixante-quatre.</text:p>
      <text:p text:style-name="P4">Date : 1664/02/16. </text:p>
      <text:p text:style-name="Standard"><text:span text:style-name="T1">Bibl: Renaudot </text:span><text:bookmark text:name="_GoBack"/><text:span text:style-name="T1">Théophraste, </text:span><text:span text:style-name="T2">Recueil des gazettes nouvelles, ordinaires et extraordinaires. Relations et récits des choses avenues tant en ce royaume qu'ailleurs, pendant l'année mil six cent soixante-quatre.</text:span><text:span text:style-name="T1">, Paris, Bureau d’adresse, 1664.</text:span></text:p>
      <text:p text:style-name="P4"/>
      <text:p text:style-name="Text_20_body"/>
      <text:p text:style-name="Text_20_body"><text:span text:style-name="_3c_pb_3e_">166</text:span></text:p>
      <text:p text:style-name="P5">Le <text:span text:style-name="_3c_date_3e_">9 du Courant</text:span>, le <text:span text:style-name="_3c_persName_3e_">Maréchal du Plessis</text:span> partit d’ici, pour aller commander l'<text:span text:style-name="_3c_persName_3e_">Armée du Roy</text:span>, en <text:span text:style-name="_3c_placeName_3e_">Italie</text:span> : le <text:span text:style-name="_3c_persName_3e_">Marquis de Fourilles</text:span> y estant, aussi, allé pour en estre Lieutenant Général.</text:p>
      <text:p text:style-name="P5">Le <text:span text:style-name="_3c_date_3e_">12</text:span>, vn Courier apporta la nouvelle de la mort de l'<text:span text:style-name="_3c_persName_3e_">Archiduc Charles Joseph</text:span>, Frére de l'Empéreur: &amp; le <text:span text:style-name="_3c_date_3e_">13</text:span>, le <text:span text:style-name="_3c_persName_3e_">Comte Strozzi</text:span> Envoyé de <text:span text:style-name="_3c_persName_3e_">Sa Majesté Impériale</text:span>, prit son Audiance de Congé du <text:span text:style-name="_3c_persName_3e_">Roy</text:span>, ainsi que le lendemain, des <text:span text:style-name="_3c_persName_3e_">Reynes</text:span> : ayant esté condüit vers <text:span text:style-name="_3c_persName_3e_">Leurs Majestez</text:span>, par le<text:span text:style-name="_3c_persName_3e_"> Sieur de Bonneüil</text:span>, Introducteur des Ambassadeurs, avec les cérémonies ordinaires.</text:p>
      <text:p text:style-name="P5"><text:span text:style-name="_3c_date_3e_">Le mesme jour 13</text:span>, le <text:span text:style-name="_3c_persName_3e_">Roy</text:span> dança pour la premiére fois, le <text:span text:style-name="_3c_tech_3e_">Balet des Amans déguisez</text:span>, dans le <text:span text:style-name="_3c_placeName_3e_">Palais Royal</text:span> : où estoit la <text:span text:style-name="_3c_persName_3e_">Reyne Mére</text:span>, <text:span text:style-name="_3c_persName_3e_">Madame</text:span>, <text:span text:style-name="_3c_persName_3e_">le Prince</text:span>, &amp; <text:span text:style-name="_3c_persName_3e_">la Princesse de Condé</text:span>, <text:span text:style-name="_3c_persName_3e_">la Duchesse d’Engüyen</text:span>, &amp; grand nombre d'autres Seigneurs, &amp; Dames de la Cour. L'ouverture du <text:span text:style-name="_3c_tech_3e_">Théâtre</text:span> se <text:s/>fait par vne agréable contestation entre <text:span text:style-name="_3c_name_3e_">Pallas</text:span>, &amp; <text:span text:style-name="_3c_name_3e_">Vénus</text:span>, la premiére accompagnée des <text:span text:style-name="_3c_name_3e_">Vertus &amp; des Arts</text:span>, &amp; l'autre des <text:span text:style-name="_3c_name_3e_">Graces &amp; des Plaisirs</text:span> : &amp; <text:span text:style-name="_3c_name_3e_">Mercure</text:span> qui les veut accorder leur ayant proposé le <text:span text:style-name="_3c_persName_3e_">Roy</text:span> pour Arbitre, elles le reçoivent avec de grandes marques de joye. Toutesfois, <text:span text:style-name="_3c_name_3e_">Vénus</text:span> se défiant de la bonté de sa Cause, à recours à l'artifice, &amp; envoye ce Messager des Dieux, ramasser tous les Amours capables de ranger la Victoire de son costé: mais afin qu'il les püisse connoistre sous toutes les sortes de déguisemens dont ils sont capables, elle les lui fait voir dans les 14 Entrées qui composent ce <text:span text:style-name="_3c_tech_3e_">Balet</text:span>. La premiére est <text:span text:style-name="_3c_name_3e_">de huit Amours</text:span> travestis en <text:span text:style-name="_3c_tech_3e_">Forgerons</text:span>, sortans de la <text:span text:style-name="_3c_tech_3e_">Grote de Vulcan</text:span>, qui fait, aussi, la premiére décoration du Théatre; &amp; se change en vne Mer, sur laquelle paroist vn Combat, d'où <text:span text:style-name="_3c_name_3e_">Marc-Antoine</text:span> sort, abandonnant la Victoire pour süivre <text:span text:style-name="_3c_name_3e_">Cléopatre</text:span>. La deuxiéme se fait par le <text:span text:style-name="_3c_name_3e_">Gouverneur d'Egypte</text:span>, représenté par le <text:span text:style-name="_3c_persName_3e_">Duc de Saint Agnan</text:span>, avec toute la Ieunesse</text:p>
      <text:p text:style-name="P5"/>
      <text:p text:style-name="P5"><text:span text:style-name="_3c_pb_3e_">167</text:span></text:p>
      <text:p text:style-name="P5">de son Gouvernement : &amp; <text:span text:style-name="_3c_name_3e_">Marc- Antoine</text:span> &amp; <text:span text:style-name="_3c_name_3e_">Cléopa</text:span><text:span text:style-name="_3c_name_3e_"><text:span text:style-name="T3">tre</text:span></text:span> la terminent par vn Dialogue. La 3e est d'<text:span text:style-name="_3c_name_3e_"><text:span text:style-name="T3">Amours </text:span></text:span>déguisez en <text:span text:style-name="_3c_tech_3e_"><text:span text:style-name="T3">Rameurs</text:span></text:span>, qui dancent de joye, d'avoir pû triompher de ce fameux Guerrier : &amp; vn délicieux <text:span text:style-name="_3c_tech_3e_">Concert d'Instrumens</text:span> en fait la conclusion. La 4e, où paroissent les I<text:span text:style-name="_3c_tech_3e_">ardins de Cérés</text:span>, est encor d'vne <text:span text:style-name="_3c_name_3e_">Troupe d'Amours</text:span>, qui pour mettre <text:span text:style-name="_3c_name_3e_">Proserpine</text:span> en la püissance de <text:span text:style-name="_3c_name_3e_">Pluton</text:span>, &amp; venir plus facilement à bout de leur entreprise, ont emprunté le visage &amp; les habits de <text:span text:style-name="_3c_name_3e_">ses Compagnes</text:span>, désignées par la <text:span text:style-name="_3c_persName_3e_">Comtesse de Soissons</text:span>, &amp; <text:span text:style-name="_3c_persName_3e_">sept autres Dames de la Cour</text:span>: &amp; la <text:span text:style-name="_3c_name_3e_">Déesse</text:span> estant représentée par la <text:span text:style-name="_3c_persName_3e_">Reyne</text:span>, y parest avec des Charmes seuls capables de faire la peinture d'vne Divinité. La 5e est <text:span text:style-name="_3c_name_3e_">d'Amours </text:span>travestis en <text:span text:style-name="_3c_tech_3e_">Iardiniers</text:span> : entre lesquels sont le <text:span text:style-name="_3c_persName_3e_">Duc d’Enguyen</text:span>, le <text:span text:style-name="_3c_persName_3e_">Duc de Sully</text:span>, &amp; les <text:span text:style-name="_3c_persName_3e_">Marquis de Villequier</text:span>, &amp; <text:span text:style-name="_3c_persName_3e_">de Villeroy</text:span>. La 6, est de <text:span text:style-name="_3c_name_3e_">Pluton</text:span>, représenté par le <text:span text:style-name="_3c_persName_3e_">Comte d’Armagnac</text:span>, accompagné de <text:span text:style-name="_3c_name_3e_">ses Démons</text:span>, déguisez, aussi, <text:soft-page-break/>en Amours : qui sont le <text:span text:style-name="_3c_persName_3e_">Comte du Lude</text:span>, &amp; les <text:span text:style-name="_3c_persName_3e_">Marquis de Saucourt</text:span>, &amp; <text:span text:style-name="_3c_persName_3e_">de Genlis</text:span>. La 7, où le <text:span text:style-name="_3c_tech_3e_">Palais enchanté d'Armide</text:span>, sert de décoration, est <text:span text:style-name="_3c_name_3e_">d'autres Amours </text:span>cachez sous <text:span text:style-name="_3c_tech_3e_">l'habit de Bergers</text:span>, <text:s/>qui essayent de retenir <text:span text:style-name="_3c_name_3e_">Regnaut</text:span> aupres de la Beauté dont il est passionné, mais invtilement, ce Guerrier n'écoutant que la voix de la Gloire, &amp; celle des Chevaliers qui l'ont dégagé <text:s/>de sa prison : &amp; cette Entrée est celle du <text:span text:style-name="_3c_persName_3e_">Roy</text:span>, dans toutes les <text:s/>actions duquel cette Gloire éclate si pleinement, qu'il est là, aussi aisément reconnu, que dans ses occupations les plus augustes. La 8, est d'<text:span text:style-name="_3c_name_3e_">Amours vestus</text:span> comme les <text:span text:style-name="_3c_tech_3e_">Nymphes <text:s/>de Flore</text:span> : laquelle se termine par vn beau Récit Italien. La 9, est d'vne <text:span text:style-name="_3c_name_3e_">Bande de petits Amours</text:span>, sortans précipitamment, du <text:span text:style-name="_3c_tech_3e_">Palais</text:span> qui a esté détrüit : &amp; qui sont süvis dans la 10, des <text:span text:style-name="_3c_name_3e_">Sauvages de la Colchide</text:span>, ravis de la beauté d'vne <text:span text:style-name="_3c_tech_3e_">Machine</text:span> qui descend le long de leur Fleuve. C'est vne <text:span text:style-name="_3c_tech_3e_">Conque marine</text:span>, sur laquelle pour la 11 Entrée, paroist vne <text:span text:style-name="_3c_name_3e_">Amante de Jason</text:span>, qui a quité sa Couronne pour le chercher : &amp; cette Princesse est accompagnée d'<text:span text:style-name="_3c_name_3e_">Amours déguisez</text:span> en <text:span text:style-name="_3c_tech_3e_">Nymphes</text:span>, &amp; <text:span text:style-name="_3c_name_3e_">Dieux Marins</text:span>, entre lesquels est <text:span text:style-name="_3c_persName_3e_">Monsieur</text:span>, dont la grace découvre assez aux Spectateurs, le rang qu'il occupe parmi eux. La 12 Entrée, où se void l'embrasement de Troye, est de Guerriers</text:p>
      <text:p text:style-name="P5"/>
      <text:p text:style-name="P5"><text:span text:style-name="_3c_pb_3e_">168</text:span></text:p>
      <text:p text:style-name="P5">qui sont pareillement, des <text:span text:style-name="_3c_name_3e_">Amours </text:span>travestis, tenans des <text:span text:style-name="_3c_tech_3e_">Flambeaux</text:span>, pour montrer qu'ils sont les autheurs de cet Incendie: &amp; il s'y fait vn Combat des Grecs, &amp; des Troyens, où se trouve <text:span text:style-name="_3c_name_3e_">Agamemnon</text:span> représenté par le <text:span text:style-name="_3c_persName_3e_">Duc de Guyse</text:span>, &amp; à la fin duquel, <text:span text:style-name="_3c_name_3e_">Iunon</text:span> vient témoigner, par vn Récit, la joye qu'elle a de se voir vangée. La 13 &amp; la 14 Entrée, sont d’<text:span text:style-name="_3c_name_3e_">Amours </text:span>déguisez en <text:span text:style-name="_3c_tech_3e_">Grecs</text:span> : qui apres la prise du Chasteau de Priam disputent pour le partage du Butin, &amp; terminent ainsi ce Divertissement.</text:p>
      <text:p text:style-name="P5">Le 14, le Corps du <text:span text:style-name="_3c_persName_3e_">Duc de la Meilleraye</text:span>, qui estoit exposé à l'<text:span text:style-name="_3c_placeName_3e_">Arsenal</text:span>, dans vne grande Sale tendüe de düeil, &amp; sous vn magnifique Dais, fut condüit le matin a <text:span text:style-name="_3c_placeName_3e_">S. Paul</text:span>, précédé du <text:span text:style-name="_3c_persName_3e_">Clergé de cette Eglise</text:span>, &amp; de tous les <text:span text:style-name="_3c_persName_3e_">Gentilshommes &amp; Officiers de sa Maison</text:span>, avec plus de <text:span text:style-name="_3c_persName_3e_">80 Valets de pied</text:span> portans des <text:span text:style-name="_3c_tech_3e_">flambeaux</text:span>, &amp; suivi du <text:span text:style-name="_3c_persName_3e_">Duc Mazarin</text:span>, de <text:span text:style-name="_3c_persName_3e_">l'Abbé d'Effiat</text:span>, des <text:span text:style-name="_3c_persName_3e_">Ducs de Brissiac</text:span>, &amp; <text:span text:style-name="_3c_persName_3e_">d’Etrées</text:span>, &amp; de quantité d'autres Personnes de marque: <text:span text:style-name="_3c_persName_3e_">plusieurs Evesques</text:span> s’estans trouvez en la mesme Eglise, aussi, toute tendüe de noir. Le Corps y fut posé sur vne Estrade, éclairée d'une <text:span text:style-name="_3c_tech_3e_">infinité de cierges</text:span>, ainsi que le grand Autel: &amp; le Service ayant esté fait avec les cérémonies accoûtumées, on le transporta en <text:span text:style-name="_3c_placeName_3e_">l’Eglise des Jésüites de la rüe S. Antoine</text:span>, où il fut pareillement, posé sur une Estrade, pendant les Priéres, puis mis en dépost dans vne Chapelle, au dessous d'un Dais, jusques à ce que le Collége des quatre Nations qui se constrüit ici, soit en de le recevoir.</text:p>
      <text:p text:style-name="P5"><text:span text:style-name="_3c_date_3e_">Le mesme jour</text:span>, <text:span text:style-name="_3c_persName_3e_">les Reynes</text:span> firent l'honneur à la <text:span text:style-name="_3c_persName_3e_">Duchesse sa Veuve</text:span>, de lui aller témoigner la part qu'Elles prenoyent en cette perte, qui a sensiblement touché toute la<text:line-break/>Cour.</text:p>
      <text:p text:style-name="P5">Hier, <text:span text:style-name="_3c_persName_3e_">le Comte Strozzi</text:span>, prit, aussi, congé de <text:span text:style-name="_3c_persName_3e_">Monsieur</text:span>, &amp; de<text:span text:style-name="_3c_persName_3e_"> Madame </text:span>: estant conduit par le <text:span text:style-name="_3c_persName_3e_">Sieur de S. Laurens</text:span> Introducteur des Ambassadeurs aupres de <text:span text:style-name="_3c_persName_3e_">ce Prince</text:span>.</text:p>
      <text:p text:style-name="Text_20_body"/>
      <text:p text:style-name="_3c_byline_3e_">A Paris, du Bureau d'Adresse, aux Galleries du Louvre, devant<text:line-break/>la rue S. Thomas, le 16 Février 1664.<text:line-break/>Avec Privilége. </text:p>
      <text:p text:style-name="P1"><text:soft-page-break/></text:p>
      <text:p text:style-name="P1"/>
      <text:p text:style-name="P1"/>
      <text:p text:style-name="P1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1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13</meta:editing-cycles>
    <meta:creation-date>2020-02-07T16:24:00</meta:creation-date>
    <dc:date>2020-02-26T15:27:47.91</dc:date>
    <meta:editing-duration>PT1H44M57S</meta:editing-duration>
    <meta:generator>OpenOffice/4.1.6$Win32 OpenOffice.org_project/416m1$Build-9790</meta:generator>
    <meta:document-statistic meta:table-count="0" meta:image-count="0" meta:object-count="0" meta:page-count="3" meta:paragraph-count="28" meta:word-count="1174" meta:character-count="67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